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6.31pt"/>
    </style:style>
    <style:style style:name="co3" style:family="table-column">
      <style:table-column-properties fo:break-before="auto" style:column-width="217.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302.85pt"/>
    </style:style>
    <style:style style:name="co7" style:family="table-column">
      <style:table-column-properties fo:break-before="auto" style:column-width="407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-Node-V0.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Admin\OneDrive\TTI_Files\ST_Node\Hardware\ST-Node-V0.1\ST-Node-V0.1.s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4/28/2020 2:30:32 P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5)-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9" calcext:value-type="float">
            <text:p>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Dual_Band_868/915</text:p>
          </table:table-cell>
          <table:table-cell office:value-type="float" office:value="1002232" calcext:value-type="float">
            <text:p>1002232</text:p>
          </table:table-cell>
          <table:table-cell office:value-type="string" calcext:value-type="string">
            <text:p>ANTENNA PCB 868MHz, 915MHz</text:p>
          </table:table-cell>
          <table:table-cell office:value-type="string" calcext:value-type="string">
            <text:p><text:a xlink:href="https://www.digikey.com/product-detail/en/ethertronics-avx/1002232/939-1002232CT-ND/11696270" xlink:type="simple">https://www.digikey.com/product-detail/en/ethertronics-avx/1002232/939-1002232CT-ND/11696270</text:a>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T1, BT2</text:p>
          </table:table-cell>
          <table:table-cell office:value-type="string" calcext:value-type="string">
            <text:p>AA_Cell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Keystone Electronics – Plastic Holder</text:p>
          </table:table-cell>
          <table:table-cell office:value-type="string" calcext:value-type="string">
            <text:p><text:a xlink:href="https://www.digikey.com/product-detail/en/keystone-electronics/2466/36-2466-ND/303815" xlink:type="simple">https://www.digikey.com/product-detail/en/keystone-electronics/2466/36-2466-ND/303815</text:a>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3, C5,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O8NQNC</text:p>
          </table:table-cell>
          <table:table-cell office:value-type="string" calcext:value-type="string">
            <text:p><text:s/>CAP CER 10UF 16V X5R 0603 </text:p>
          </table:table-cell>
          <table:table-cell office:value-type="string" calcext:value-type="string">
            <text:p><text:a xlink:href="https://www.digikey.com/product-detail/en/samsung-electro-mechanics/CL10A106MO8NQNC/1276-1870-1-ND/3889956" xlink:type="simple">https://www.digikey.com/product-detail/en/samsung-electro-mechanics/CL10A106MO8NQNC/1276-1870-1-ND/3889956</text:a>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05F104ZO5NNNC</text:p>
          </table:table-cell>
          <table:table-cell office:value-type="string" calcext:value-type="string">
            <text:p><text:s/>CAP CER 0.1UF 16V Y5V 0402 </text:p>
          </table:table-cell>
          <table:table-cell office:value-type="string" calcext:value-type="string">
            <text:p><text:a xlink:href="https://www.digikey.com/product-detail/en/samsung-electro-mechanics/CL05F104ZO5NNNC/1276-1004-1-ND/3889090" xlink:type="simple">https://www.digikey.com/product-detail/en/samsung-electro-mechanics/CL05F104ZO5NNNC/1276-1004-1-ND/3889090</text:a>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, C7, C2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C0603KRX5R7BB47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5.1pF</text:p>
          </table:table-cell>
          <table:table-cell office:value-type="string" calcext:value-type="string">
            <text:p>CC0402CRNPO9BN5R1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0, C11, C14, C15, C16, C17, C46, C4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C0402KRX7R7BB104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C0402JRNPO9BN470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13, C18, C20, C28, C29, C36, C37, C43, C4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C0402GRNPO9BN330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C0402KRX7R7BB103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C0603KRX7R7BB474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3, C33, C38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C0402BRNPO9BN2R7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3.6pF</text:p>
          </table:table-cell>
          <table:table-cell office:value-type="string" calcext:value-type="string">
            <text:p>CC0402BRNPO9BN3R6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C0402KRX7R8BB473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C0402BRNPO9BN1R0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C0402JRNPO9BN680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C0402BRNPO9BN6R8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C0402BRNPO9BN5R6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2.4pF</text:p>
          </table:table-cell>
          <table:table-cell office:value-type="string" calcext:value-type="string">
            <text:p>CC0402BRNPO9BN2R4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3.9pF</text:p>
          </table:table-cell>
          <table:table-cell office:value-type="string" calcext:value-type="string">
            <text:p>CC0402BRNPO9BN3R9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5, C45, C47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C0402BRNPO9BN3R3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1.3pF</text:p>
          </table:table-cell>
          <table:table-cell office:value-type="string" calcext:value-type="string">
            <text:p>CC0402BRNPO9BN1R3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0, C41, C4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C0402KRX7R7BB102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<text:s/>MM3Z3V3B </text:p>
          </table:table-cell>
          <table:table-cell office:value-type="string" calcext:value-type="string">
            <text:p><text:s/>DIODE ZENER 3.3V 200MW SOD323F </text:p>
          </table:table-cell>
          <table:table-cell office:value-type="string" calcext:value-type="string">
            <text:p><text:a xlink:href="https://www.digikey.com/product-detail/en/on-semiconductor/MM3Z3V3B/MM3Z3V3BCT-ND/1626881" xlink:type="simple">https://www.digikey.com/product-detail/en/on-semiconductor/MM3Z3V3B/MM3Z3V3BCT-ND/1626881</text:a>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<text:s/>MF-FSMF050X-2 </text:p>
          </table:table-cell>
          <table:table-cell office:value-type="string" calcext:value-type="string">
            <text:p><text:s/>PTC RESET FUSE 6V 500MA 0603 </text:p>
          </table:table-cell>
          <table:table-cell office:value-type="string" calcext:value-type="string">
            <text:p><text:a xlink:href="https://www.digikey.com/product-detail/en/bourns-inc/MF-FSMF050X-2/MF-FSMF050X-2TR-ND/2039256" xlink:type="simple">https://www.digikey.com/product-detail/en/bourns-inc/MF-FSMF050X-2/MF-FSMF050X-2TR-ND/2039256</text:a>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BLM15HG102SN1#</text:p>
          </table:table-cell>
          <table:table-cell office:value-type="string" calcext:value-type="string">
            <text:p><text:s/>FERRITE BEAD 1 KOHM 0402 1LN </text:p>
          </table:table-cell>
          <table:table-cell office:value-type="string" calcext:value-type="string">
            <text:p><text:a xlink:href="https://www.digikey.com/product-detail/en/murata-electronics/BLM15HG102SN1D/490-3999-2-ND/1016158" xlink:type="simple">https://www.digikey.com/product-detail/en/murata-electronics/BLM15HG102SN1D/490-3999-2-ND/1016158</text:a>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<text:s/>U.FL-R-SMT-1(10) </text:p>
          </table:table-cell>
          <table:table-cell office:value-type="string" calcext:value-type="string">
            <text:p><text:s/>CONN U.FL RCPT STR 50 OHM SMD </text:p>
          </table:table-cell>
          <table:table-cell office:value-type="string" calcext:value-type="string">
            <text:p><text:a xlink:href="https://www.digikey.com/product-detail/en/hirose-electric-co-ltd/U-FL-R-SMT-1-10/H11891CT-ND/2504612" xlink:type="simple">https://www.digikey.com/product-detail/en/hirose-electric-co-ltd/U-FL-R-SMT-1-10/H11891CT-ND/2504612</text:a>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TFM201610GHM-2R2MTAA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MLZ2012M150W</text:p>
          </table:table-cell>
          <table:table-cell table:number-columns-repeated="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3.6nH</text:p>
          </table:table-cell>
          <table:table-cell office:value-type="string" calcext:value-type="string">
            <text:p>LQW15AN3N6C10</text:p>
          </table:table-cell>
          <table:table-cell table:number-columns-repeated="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4, L8, L9</text:p>
          </table:table-cell>
          <table:table-cell office:value-type="string" calcext:value-type="string">
            <text:p>3.3nH</text:p>
          </table:table-cell>
          <table:table-cell office:value-type="string" calcext:value-type="string">
            <text:p>LQW15AN3N3D10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11nH</text:p>
          </table:table-cell>
          <table:table-cell office:value-type="string" calcext:value-type="string">
            <text:p>LQW15AN11NG00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6, L7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LQW15AN47NJ00#</text:p>
          </table:table-cell>
          <table:table-cell table:number-columns-repeated="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LQW15AN6N8H00</text:p>
          </table:table-cell>
          <table:table-cell table:number-columns-repeated="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, L12</text:p>
          </table:table-cell>
          <table:table-cell office:value-type="string" calcext:value-type="string">
            <text:p>8.7nH</text:p>
          </table:table-cell>
          <table:table-cell office:value-type="string" calcext:value-type="string">
            <text:p>LQW15AN8N7H00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<text:s/>MOSFET N-CH 50V 220MA SOT-23 </text:p>
          </table:table-cell>
          <table:table-cell office:value-type="string" calcext:value-type="string">
            <text:p><text:a xlink:href="https://www.digikey.com/product-detail/en/on-semiconductor/BSS138/BSS138CT-ND/244294" xlink:type="simple">https://www.digikey.com/product-detail/en/on-semiconductor/BSS138/BSS138CT-ND/244294</text:a>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<text:s/>SI2323DS</text:p>
          </table:table-cell>
          <table:table-cell office:value-type="string" calcext:value-type="string">
            <text:p><text:s/>SI2323DS-T1-E3 </text:p>
          </table:table-cell>
          <table:table-cell office:value-type="string" calcext:value-type="string">
            <text:p><text:s/>MOSFET P-CH 20V 3.7A SOT23-3 </text:p>
          </table:table-cell>
          <table:table-cell office:value-type="string" calcext:value-type="string">
            <text:p><text:a xlink:href="https://www.digikey.com/product-detail/en/vishay-siliconix/SI2323DS-T1-E3/SI2323DS-T1-E3CT-ND/1656850" xlink:type="simple">https://www.digikey.com/product-detail/en/vishay-siliconix/SI2323DS-T1-E3/SI2323DS-T1-E3CT-ND/1656850</text:a>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TP0610T</text:p>
          </table:table-cell>
          <table:table-cell table:style-name="ce5" office:value-type="string" calcext:value-type="string">
            <text:p>TP0610T-G </text:p>
          </table:table-cell>
          <table:table-cell table:style-name="ce2" office:value-type="string" calcext:value-type="string">
            <text:p><text:s/>MOSFET P-CH 60V 0.12A SOT23-3 </text:p>
          </table:table-cell>
          <table:table-cell office:value-type="string" calcext:value-type="string">
            <text:p><text:a xlink:href="https://www.digikey.com/product-detail/en/microchip-technology/TP0610T-G/TP0610T-GCT-ND/5169542" xlink:type="simple">https://www.digikey.com/product-detail/en/microchip-technology/TP0610T-G/TP0610T-GCT-ND/5169542</text:a>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3, 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<text:s/>RC0402FR-07100KL </text:p>
          </table:table-cell>
          <table:table-cell office:value-type="string" calcext:value-type="string">
            <text:p><text:s/>100 kOhms ±1% 0.063W, 1/16W Chip Resistor 0402 (1005 Metric) Moisture Resistant Thick Film </text:p>
          </table:table-cell>
          <table:table-cell office:value-type="string" calcext:value-type="string">
            <text:p><text:a xlink:href="https://www.digikey.com/product-detail/en/yageo/RC0402FR-07100KL/311-100KLRCT-ND/729473" xlink:type="simple">https://www.digikey.com/product-detail/en/yageo/RC0402FR-07100KL/311-100KLRCT-ND/729473</text:a>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s/>RC0402FR-071ML </text:p>
          </table:table-cell>
          <table:table-cell office:value-type="string" calcext:value-type="string">
            <text:p><text:s/>RES SMD 1M OHM 1% 1/16W 0402 </text:p>
          </table:table-cell>
          <table:table-cell office:value-type="string" calcext:value-type="string">
            <text:p><text:a xlink:href="https://www.digikey.com/product-detail/en/yageo/RC0402FR-071ML/311-1-00MLRCT-ND/729462" xlink:type="simple">https://www.digikey.com/product-detail/en/yageo/RC0402FR-071ML/311-1-00MLRCT-ND/729462</text:a>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74</text:p>
          </table:table-cell>
          <table:table-cell office:value-type="string" calcext:value-type="string">
            <text:p><text:s/>RC0402FR-071K74L </text:p>
          </table:table-cell>
          <table:table-cell office:value-type="string" calcext:value-type="string">
            <text:p><text:s/>RES SMD 1.74K OHM 1% 1/16W 0402 </text:p>
          </table:table-cell>
          <table:table-cell office:value-type="string" calcext:value-type="string">
            <text:p><text:a xlink:href="https://www.digikey.com/product-detail/en/yageo/RC0402FR-071K74L/YAG3046TR-ND/5280906" xlink:type="simple">https://www.digikey.com/product-detail/en/yageo/RC0402FR-071K74L/YAG3046TR-ND/5280906</text:a>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number-columns-repeated="2" office:value-type="string" calcext:value-type="string">
            <text:p>DNM</text:p>
          </table:table-cell>
          <table:table-cell table:number-columns-repeated="2" table:style-name="ce2" office:value-type="string" calcext:value-type="string">
            <text:p>DNM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 R8, 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<text:s/>0 Ohms Jumper 0.063W, 1/16W Chip Resistor 0402 (1005 Metric) Moisture Resistant Thick Film </text:p>
          </table:table-cell>
          <table:table-cell office:value-type="string" calcext:value-type="string">
            <text:p><text:a xlink:href="https://www.digikey.com/product-detail/en/yageo/RC0402JR-070RL/311-0-0JRCT-ND/729353" xlink:type="simple">https://www.digikey.com/product-detail/en/yageo/RC0402JR-070RL/311-0-0JRCT-ND/729353</text:a>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 R10, R1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<text:s/>100 Ohms ±1% 0.063W, 1/16W Chip Resistor 0402 (1005 Metric) Moisture Resistant Thick Film </text:p>
          </table:table-cell>
          <table:table-cell office:value-type="string" calcext:value-type="string">
            <text:p><text:a xlink:href="https://www.digikey.com/product-detail/en/yageo/RC0402FR-07100RL/311-100LRCT-ND/729474" xlink:type="simple">https://www.digikey.com/product-detail/en/yageo/RC0402FR-07100RL/311-100LRCT-ND/729474</text:a>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S62840DLC</text:p>
          </table:table-cell>
          <table:table-cell office:value-type="string" calcext:value-type="string">
            <text:p>TPS62840DLCR</text:p>
          </table:table-cell>
          <table:table-cell office:value-type="string" calcext:value-type="string">
            <text:p><text:s/>Buck Switching Regulator IC Positive Adjustable 1.8V 1 Output 750mA 8-VFDFN </text:p>
          </table:table-cell>
          <table:table-cell office:value-type="string" calcext:value-type="string">
            <text:p><text:a xlink:href="https://www.digikey.com/product-detail/en/texas-instruments/TPS62840DLCR/296-TPS62840DLCRCT-ND/10445259" xlink:type="simple">https://www.digikey.com/product-detail/en/texas-instruments/TPS62840DLCR/296-TPS62840DLCRCT-ND/10445259</text:a>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, U3, U4</text:p>
          </table:table-cell>
          <table:table-cell office:value-type="string" calcext:value-type="string">
            <text:p>TPS22917DBV</text:p>
          </table:table-cell>
          <table:table-cell office:value-type="string" calcext:value-type="string">
            <text:p>TPS22917DBVR</text:p>
          </table:table-cell>
          <table:table-cell office:value-type="string" calcext:value-type="string">
            <text:p><text:s/>Power Switch/Driver 1:1 P-Channel 2A SOT-23-6 </text:p>
          </table:table-cell>
          <table:table-cell office:value-type="string" calcext:value-type="string">
            <text:p><text:a xlink:href="https://www.digikey.com/product-detail/en/texas-instruments/TPS22917DBVR/296-50498-1-ND/9685637" xlink:type="simple">https://www.digikey.com/product-detail/en/texas-instruments/TPS22917DBVR/296-50498-1-ND/9685637</text:a>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TM32WLxx_QFN48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table:number-columns-repeated="2" office:value-type="string" calcext:value-type="string">
            <text:p>NX3L1T3157GM</text:p>
          </table:table-cell>
          <table:table-cell office:value-type="string" calcext:value-type="string">
            <text:p><text:s/>1 Circuit IC Switch 2:1 500mOhm 6-XSON, SOT886 (1.45x1) </text:p>
          </table:table-cell>
          <table:table-cell office:value-type="string" calcext:value-type="string">
            <text:p><text:a xlink:href="https://www.digikey.com/product-detail/en/nxp-usa-inc/NX3L1T3157GM-132/568-12419-2-ND/1966219" xlink:type="simple">https://www.digikey.com/product-detail/en/nxp-usa-inc/NX3L1T3157GM-132/568-12419-2-ND/1966219</text:a>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DG918BCPZ</text:p>
          </table:table-cell>
          <table:table-cell office:value-type="string" calcext:value-type="string">
            <text:p><text:s/>ADG918BCPZ-REEL7 </text:p>
          </table:table-cell>
          <table:table-cell office:value-type="string" calcext:value-type="string">
            <text:p><text:s/>RF Switch IC General Purpose SPDT 2GHz 8-LFCSP-WD (3x3) </text:p>
          </table:table-cell>
          <table:table-cell office:value-type="string" calcext:value-type="string">
            <text:p><text:a xlink:href="https://www.digikey.com/product-detail/en/analog-devices-inc/ADG918BCPZ-REEL7/ADG918BCPZ-REEL7DKR-ND/1207297" xlink:type="simple">https://www.digikey.com/product-detail/en/analog-devices-inc/ADG918BCPZ-REEL7/ADG918BCPZ-REEL7DKR-ND/1207297</text:a>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BGS13S4N9</text:p>
          </table:table-cell>
          <table:table-cell office:value-type="string" calcext:value-type="string">
            <text:p>BGS13S4N9E6327XTSA1</text:p>
          </table:table-cell>
          <table:table-cell office:value-type="string" calcext:value-type="string">
            <text:p><text:s/>RF Switch IC General Purpose SP3T 50Ohm TSNP-9-3 </text:p>
          </table:table-cell>
          <table:table-cell office:value-type="string" calcext:value-type="string">
            <text:p><text:a xlink:href="https://www.digikey.com/product-detail/en/infineon-technologies/BGS13S4N9E6327XTSA1/BGS13S4N9E6327XTSA1CT-ND/8638922" xlink:type="simple">https://www.digikey.com/product-detail/en/infineon-technologies/BGS13S4N9E6327XTSA1/BGS13S4N9E6327XTSA1CT-ND/8638922</text:a>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table:number-columns-repeated="2" office:value-type="string" calcext:value-type="string">
            <text:p>LIS2DW12</text:p>
          </table:table-cell>
          <table:table-cell office:value-type="string" calcext:value-type="string">
            <text:p>Accelerometer X, Y, Z Axis ±2g, 4g, 8g, 16g 400Hz 12-LGA (2x2) </text:p>
          </table:table-cell>
          <table:table-cell office:value-type="string" calcext:value-type="string">
            <text:p><text:a xlink:href="https://www.digikey.com/product-detail/en/stmicroelectronics/LIS2DW12TR/497-17718-1-ND/7914708" xlink:type="simple">https://www.digikey.com/product-detail/en/stmicroelectronics/LIS2DW12TR/497-17718-1-ND/7914708</text:a>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table:number-columns-repeated="2" office:value-type="string" calcext:value-type="string">
            <text:p>SHTC3</text:p>
          </table:table-cell>
          <table:table-cell office:value-type="string" calcext:value-type="string">
            <text:p>Humidity Temperature Sensor 0 ~ 100% RH I²C ±2% RH 8s Surface Mount </text:p>
          </table:table-cell>
          <table:table-cell office:value-type="string" calcext:value-type="string">
            <text:p><text:a xlink:href="https://www.digikey.com/product-detail/en/sensirion-ag/SHTC3/1649-1105-1-ND/9477852" xlink:type="simple">https://www.digikey.com/product-detail/en/sensirion-ag/SHTC3/1649-1105-1-ND/9477852</text:a>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CXO 32MHz</text:p>
          </table:table-cell>
          <table:table-cell office:value-type="string" calcext:value-type="string">
            <text:p>NT2016SA-32M-END4263A</text:p>
          </table:table-cell>
          <table:table-cell office:value-type="string" calcext:value-type="string">
            <text:p><text:s/>32MHz VCTCXO Oscillator 1.8V 4-SMD, No Lead </text:p>
          </table:table-cell>
          <table:table-cell office:value-type="string" calcext:value-type="string">
            <text:p><text:a xlink:href="https://www.digikey.com/product-detail/en/ndk-america-inc/NT2016SA-32M-END4263A/644-1328-1-ND/8275446" xlink:type="simple">https://www.digikey.com/product-detail/en/ndk-america-inc/NT2016SA-32M-END4263A/644-1328-1-ND/8275446</text:a>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X2012SA 32.768KHz</text:p>
          </table:table-cell>
          <table:table-cell office:value-type="string" calcext:value-type="string">
            <text:p><text:s/>CRYSTAL 32.7680KHZ 12.5PF SMD </text:p>
          </table:table-cell>
          <table:table-cell office:value-type="string" calcext:value-type="string">
            <text:p><text:a xlink:href="https://www.digikey.com/product-detail/en/ndk-america-inc/NX2012SA-32-768K-STD-MUB-1/644-1219-1-ND/4914462" xlink:type="simple">https://www.digikey.com/product-detail/en/ndk-america-inc/NX2012SA-32-768K-STD-MUB-1/644-1219-1-ND/4914462</text:a></text:p>
          </table:table-cell>
          <table:table-cell table:number-columns-repeated="17"/>
        </table:table-row>
        <table:table-row table:style-name="ro1" table:number-rows-repeated="104851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8T15:43:44.874000000</dc:date>
    <meta:editing-duration>PT10M30S</meta:editing-duration>
    <meta:editing-cycles>1</meta:editing-cycles>
    <meta:document-statistic meta:table-count="1" meta:cell-count="339" meta:object-count="0"/>
    <meta:generator>LibreOffice/6.3.2.2$Windows_X86_64 LibreOffice_project/98b30e735bda24bc04ab42594c85f7fd8be07b9c</meta:generator>
  </office:meta>
</office:document-meta>
</file>